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8da00" officeooo:paragraph-rsid="0008da00"/>
    </style:style>
    <style:style style:name="P2" style:family="paragraph" style:parent-style-name="Standard">
      <style:text-properties officeooo:rsid="0008da00" officeooo:paragraph-rsid="0011ed3b"/>
    </style:style>
    <style:style style:name="P3" style:family="paragraph" style:parent-style-name="Standard">
      <style:text-properties officeooo:rsid="0008da00" officeooo:paragraph-rsid="0014b4d6"/>
    </style:style>
    <style:style style:name="P4" style:family="paragraph" style:parent-style-name="Standard">
      <style:text-properties officeooo:rsid="000ffe8b" officeooo:paragraph-rsid="0014b4d6"/>
    </style:style>
    <style:style style:name="P5" style:family="paragraph" style:parent-style-name="Standard">
      <style:text-properties officeooo:rsid="00163398" officeooo:paragraph-rsid="00163398"/>
    </style:style>
    <style:style style:name="T1" style:family="text">
      <style:text-properties officeooo:rsid="000de771"/>
    </style:style>
    <style:style style:name="T2" style:family="text">
      <style:text-properties officeooo:rsid="000f6169"/>
    </style:style>
    <style:style style:name="T3" style:family="text">
      <style:text-properties officeooo:rsid="000b9459"/>
    </style:style>
    <style:style style:name="T4" style:family="text">
      <style:text-properties officeooo:rsid="001341c7"/>
    </style:style>
    <style:style style:name="T5" style:family="text">
      <style:text-properties officeooo:rsid="0013d778"/>
    </style:style>
    <style:style style:name="T6" style:family="text">
      <style:text-properties officeooo:rsid="0014b4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OpusAMP – Audio Player</text:p>
      <text:p text:style-name="P1"/>
      <text:p text:style-name="P2"><text:span text:style-name="T3">OpusAMP</text:span> is a simple and efficient player for your audio content.</text:p>
      <text:p text:style-name="P1"/>
      <text:p text:style-name="P3">Efficient audio player to manage audio content on your android device.</text:p>
      <text:p text:style-name="P4"><text:span text:style-name="T6">This app is perfectly suitable to play your music thanks to algorithms that preserve content quality when playing your audio files.</text:span></text:p>
      <text:p text:style-name="P1"/>
      <text:p text:style-name="P1">★ Main features :</text:p>
      <text:p text:style-name="P1"><text:s text:c="4"/>✔ Plays audio streams from most containers : mp3, aac, wma, flac, etc.</text:p>
      <text:p text:style-name="P1"><text:s text:c="4"/>✔ Plays audio streams from video containers.</text:p>
      <text:p text:style-name="P1"><text:s text:c="4"/>✔ Manage multiple libraries.</text:p>
      <text:p text:style-name="P1"><text:s text:c="4"/>✔ Fast search in libraries.</text:p>
      <text:p text:style-name="P1"><text:s text:c="4"/>✔ Playlists management.</text:p>
      <text:p text:style-name="P1"><text:s text:c="4"/>✔ Repeat modes : repeat current track, repeat playlist, disabled.</text:p>
      <text:p text:style-name="P1"><text:s text:c="4"/>✔ Plays track in order or randomly.</text:p>
      <text:p text:style-name="P1"><text:s text:c="4"/>✔ Car mode with adapted user interface.</text:p>
      <text:p text:style-name="P1"><text:s text:c="4"/>✔ Perfect Android<text:span text:style-name="T1">'s user interface</text:span> intergration.</text:p>
      <text:p text:style-name="P1"/>
      <text:p text:style-name="P1">☆ Local libraries :</text:p>
      <text:p text:style-name="P1"><text:s text:c="4"/>✔ Customisable file locations.</text:p>
      <text:p text:style-name="P1"><text:s text:c="4"/>✔ Support excluded path in locations.</text:p>
      <text:p text:style-name="P1"><text:s text:c="4"/>✔ Support for embedded art in media files.</text:p>
      <text:p text:style-name="P1"/>
      <text:p text:style-name="P1">• <text:span text:style-name="T2">Planified updates</text:span> :</text:p>
      <text:p text:style-name="P1"><text:s text:c="4"/>- Equalizer</text:p>
      <text:p text:style-name="P1"><text:s text:c="4"/>- Online services support</text:p>
      <text:p text:style-name="P1"><text:s text:c="4"/>- Personal storage solutions (NAS) support.</text:p>
      <text:p text:style-name="P1"><text:s text:c="4"/>- Last.fm scrobblers support.</text:p>
      <text:p text:style-name="P1"><text:s text:c="4"/>- Automatic downloading of missing arts.</text:p>
      <text:p text:style-name="P1"><text:s text:c="4"/>- Support for embedded lyrics in media filess</text:p>
      <text:p text:style-name="P1"/>
      <text:p text:style-name="P1">• Please, if you find misfunctions in this app, send us an email, and we , nous chercherons rapidement une solution au problè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3T22:46:46.580635389</meta:creation-date>
    <dc:date>2014-08-18T01:07:33.425608673</dc:date>
    <meta:editing-duration>PT7M3S</meta:editing-duration>
    <meta:editing-cycles>12</meta:editing-cycles>
    <meta:generator>LibreOffice/4.2.5.2$Linux_X86_64 LibreOffice_project/420m0$Build-2</meta:generator>
    <meta:document-statistic meta:table-count="0" meta:image-count="0" meta:object-count="0" meta:page-count="1" meta:paragraph-count="26" meta:word-count="191" meta:character-count="1225" meta:non-whitespace-character-count="987"/>
  </office:meta>
</office:document-meta>
</file>